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aeea" officeooo:paragraph-rsid="000daeea"/>
    </style:style>
    <style:style style:name="P2" style:family="paragraph" style:parent-style-name="Standard">
      <style:text-properties officeooo:rsid="00049f70" officeooo:paragraph-rsid="00049f70"/>
    </style:style>
    <style:style style:name="P3" style:family="paragraph" style:parent-style-name="Standard">
      <style:text-properties fo:color="#c9211e" loext:opacity="100%" officeooo:rsid="00049f70" officeooo:paragraph-rsid="00049f70"/>
    </style:style>
    <style:style style:name="P4" style:family="paragraph" style:parent-style-name="Standard">
      <style:text-properties fo:color="#c9211e" loext:opacity="100%" officeooo:rsid="00186ca8" officeooo:paragraph-rsid="00186ca8"/>
    </style:style>
    <style:style style:name="P5" style:family="paragraph" style:parent-style-name="Standard">
      <style:text-properties officeooo:rsid="00078ac8" officeooo:paragraph-rsid="00078ac8"/>
    </style:style>
    <style:style style:name="P6" style:family="paragraph" style:parent-style-name="Standard">
      <style:text-properties style:use-window-font-color="true" loext:opacity="0%" officeooo:rsid="000d123c" officeooo:paragraph-rsid="000d123c"/>
    </style:style>
    <style:style style:name="P7" style:family="paragraph" style:parent-style-name="Standard">
      <style:text-properties style:use-window-font-color="true" loext:opacity="0%" officeooo:rsid="000d123c" officeooo:paragraph-rsid="00186ca8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0d123c" officeooo:paragraph-rsid="00186ca8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0d123c" officeooo:paragraph-rsid="0019b1e6"/>
    </style:style>
    <style:style style:name="P10" style:family="paragraph" style:parent-style-name="Standard">
      <style:text-properties style:use-window-font-color="true" loext:opacity="0%" officeooo:rsid="00186ca8" officeooo:paragraph-rsid="00186ca8"/>
    </style:style>
    <style:style style:name="P11" style:family="paragraph" style:parent-style-name="Standard">
      <style:paragraph-properties fo:margin-left="3.752cm" fo:margin-right="0cm" fo:text-indent="0cm" style:auto-text-indent="false"/>
      <style:text-properties style:use-window-font-color="true" loext:opacity="0%" officeooo:rsid="00186ca8" officeooo:paragraph-rsid="00186ca8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19b1e6" officeooo:paragraph-rsid="0019b1e6"/>
    </style:style>
    <style:style style:name="P13" style:family="paragraph" style:parent-style-name="Text_20_body">
      <style:text-properties officeooo:rsid="000f6c32" officeooo:paragraph-rsid="000f6c32"/>
    </style:style>
    <style:style style:name="P14" style:family="paragraph" style:parent-style-name="Text_20_body">
      <style:text-properties officeooo:rsid="00129170" officeooo:paragraph-rsid="00129170"/>
    </style:style>
    <style:style style:name="P15" style:family="paragraph" style:parent-style-name="Text_20_body">
      <style:text-properties officeooo:rsid="0012c979" officeooo:paragraph-rsid="0012c979"/>
    </style:style>
    <style:style style:name="P16" style:family="paragraph" style:parent-style-name="Text_20_body">
      <style:text-properties officeooo:rsid="001ee8d2" officeooo:paragraph-rsid="001ee8d2"/>
    </style:style>
    <style:style style:name="P17" style:family="paragraph" style:parent-style-name="Text_20_body">
      <style:text-properties officeooo:rsid="002123c7" officeooo:paragraph-rsid="002123c7"/>
    </style:style>
    <style:style style:name="P18" style:family="paragraph" style:parent-style-name="Text_20_body">
      <style:text-properties officeooo:rsid="00234225" officeooo:paragraph-rsid="00234225"/>
    </style:style>
    <style:style style:name="P19" style:family="paragraph" style:parent-style-name="Text_20_body">
      <style:text-properties officeooo:rsid="00234225" officeooo:paragraph-rsid="002ca413"/>
    </style:style>
    <style:style style:name="P20" style:family="paragraph" style:parent-style-name="Text_20_body">
      <style:text-properties style:font-name="Liberation Sans" fo:font-size="14pt" fo:font-weight="bold" officeooo:rsid="00234225" officeooo:paragraph-rsid="00234225" style:font-name-asian="Noto Sans CJK SC" style:font-size-asian="14pt" style:font-weight-asian="bold" style:font-name-complex="Lohit Devanagari1" style:font-size-complex="14pt" style:font-weight-complex="bold"/>
    </style:style>
    <style:style style:name="P21" style:family="paragraph" style:parent-style-name="Text_20_body">
      <style:text-properties style:font-name="Liberation Sans" fo:font-size="14pt" fo:font-weight="bold" officeooo:rsid="00234225" officeooo:paragraph-rsid="0023fa30" style:font-name-asian="Noto Sans CJK SC" style:font-size-asian="14pt" style:font-weight-asian="bold" style:font-name-complex="Lohit Devanagari1" style:font-size-complex="14pt" style:font-weight-complex="bold"/>
    </style:style>
    <style:style style:name="P22" style:family="paragraph" style:parent-style-name="Text_20_body">
      <style:text-properties officeooo:rsid="00252170" officeooo:paragraph-rsid="00252170"/>
    </style:style>
    <style:style style:name="P23" style:family="paragraph" style:parent-style-name="Text_20_body">
      <style:text-properties officeooo:rsid="00296ac8" officeooo:paragraph-rsid="00296ac8"/>
    </style:style>
    <style:style style:name="P24" style:family="paragraph" style:parent-style-name="Heading_20_2">
      <style:text-properties officeooo:rsid="000daeea" officeooo:paragraph-rsid="000daeea"/>
    </style:style>
    <style:style style:name="P25" style:family="paragraph" style:parent-style-name="Text_20_body">
      <style:text-properties officeooo:rsid="00296ac8" officeooo:paragraph-rsid="00296ac8"/>
    </style:style>
    <style:style style:name="P26" style:family="paragraph" style:parent-style-name="Text_20_body">
      <style:text-properties style:font-name="Liberation Sans" fo:font-size="14pt" fo:font-weight="bold" officeooo:rsid="00234225" officeooo:paragraph-rsid="0033ca6d" style:font-name-asian="Noto Sans CJK SC" style:font-size-asian="14pt" style:font-weight-asian="bold" style:font-name-complex="Lohit Devanagari1" style:font-size-complex="14pt" style:font-weight-complex="bold"/>
    </style:style>
    <style:style style:name="P27" style:family="paragraph" style:parent-style-name="Text_20_body">
      <style:text-properties officeooo:rsid="00234225" officeooo:paragraph-rsid="0033ca6d"/>
    </style:style>
    <style:style style:name="T1" style:family="text">
      <style:text-properties officeooo:rsid="0005d23c"/>
    </style:style>
    <style:style style:name="T2" style:family="text">
      <style:text-properties officeooo:rsid="00078ac8"/>
    </style:style>
    <style:style style:name="T3" style:family="text">
      <style:text-properties officeooo:rsid="00099a6b"/>
    </style:style>
    <style:style style:name="T4" style:family="text">
      <style:text-properties fo:font-size="8pt" officeooo:rsid="00099a6b" style:font-size-asian="8pt" style:font-size-complex="8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10c1de"/>
    </style:style>
    <style:style style:name="T7" style:family="text">
      <style:text-properties officeooo:rsid="0014b1dd"/>
    </style:style>
    <style:style style:name="T8" style:family="text">
      <style:text-properties officeooo:rsid="00186ca8"/>
    </style:style>
    <style:style style:name="T9" style:family="text">
      <style:text-properties officeooo:rsid="0019b1e6"/>
    </style:style>
    <style:style style:name="T10" style:family="text">
      <style:text-properties officeooo:rsid="001a3070"/>
    </style:style>
    <style:style style:name="T11" style:family="text">
      <style:text-properties officeooo:rsid="001bce6e"/>
    </style:style>
    <style:style style:name="T12" style:family="text">
      <style:text-properties officeooo:rsid="001d2a65"/>
    </style:style>
    <style:style style:name="T13" style:family="text">
      <style:text-properties officeooo:rsid="001d443f"/>
    </style:style>
    <style:style style:name="T14" style:family="text">
      <style:text-properties officeooo:rsid="002017c1"/>
    </style:style>
    <style:style style:name="T15" style:family="text">
      <style:text-properties officeooo:rsid="002123c7"/>
    </style:style>
    <style:style style:name="T16" style:family="text">
      <style:text-properties officeooo:rsid="0025cdfd"/>
    </style:style>
    <style:style style:name="T17" style:family="text">
      <style:text-properties officeooo:rsid="0026c5c4"/>
    </style:style>
    <style:style style:name="T18" style:family="text">
      <style:text-properties officeooo:rsid="0027a6d1"/>
    </style:style>
    <style:style style:name="T19" style:family="text">
      <style:text-properties officeooo:rsid="0027fc15"/>
    </style:style>
    <style:style style:name="T20" style:family="text">
      <style:text-properties officeooo:rsid="002ab88f"/>
    </style:style>
    <style:style style:name="T21" style:family="text">
      <style:text-properties officeooo:rsid="002ca413"/>
    </style:style>
    <style:style style:name="T22" style:family="text">
      <style:text-properties officeooo:rsid="002d7f1b"/>
    </style:style>
    <style:style style:name="T23" style:family="text">
      <style:text-properties fo:color="#c9211e" loext:opacity="100%" officeooo:rsid="002ca413"/>
    </style:style>
    <style:style style:name="T24" style:family="text">
      <style:text-properties officeooo:rsid="0032d47f"/>
    </style:style>
    <style:style style:name="T25" style:family="text">
      <style:text-properties officeooo:rsid="0033ca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h text:style-name="Heading_20_3" text:outline-level="3">rooms.csv</text:h>
      <text:p text:style-name="P16">room_name,row_max,col_max,<text:span text:style-name="T18">preference</text:span></text:p>
      <text:h text:style-name="Heading_20_3" text:outline-level="3">student<text:span text:style-name="T16">s</text:span>.csv</text:h>
      <text:p text:style-name="P18"><text:span text:style-name="T25">id, </text:span>name, roll_number,course,<text:span text:style-name="T17">semester</text:span></text:p>
      <text:p text:style-name="P26">seat</text:p>
      <text:p text:style-name="P27">room_<text:span text:style-name="T25">id</text:span>,student,row,col</text:p>
      <text:h text:style-name="Heading_20_3" text:outline-level="3">class student</text:h>
      <text:p text:style-name="P19"><text:tab/><text:span text:style-name="T20">attributes:</text:span></text:p>
      <text:p text:style-name="P19"><text:tab/><text:tab/>name, roll_number,course,<text:span text:style-name="T17">semester,</text:span><text:span text:style-name="T21">room,</text:span><text:span text:style-name="T23">row,col</text:span></text:p>
      <text:p text:style-name="P18"><text:tab/><text:span text:style-name="T20">methods:</text:span></text:p>
      <text:p text:style-name="P18"><text:tab/><text:tab/><text:span text:style-name="T20">fetch_next_unallocated_student</text:span></text:p>
      <text:p text:style-name="P18"><text:tab/><text:tab/><text:span text:style-name="T22">assign</text:span></text:p>
      <text:h text:style-name="Heading_20_3" text:outline-level="3">class room</text:h>
      <text:p text:style-name="P23"><text:tab/><text:span text:style-name="T24">room_name</text:span></text:p>
      <text:p text:style-name="P23"><text:tab/><text:span text:style-name="T24">max_row</text:span></text:p>
      <text:p text:style-name="P23"><text:tab/><text:span text:style-name="T24">max_col</text:span></text:p>
      <text:p text:style-name="P23"><text:tab/><text:span text:style-name="T24">current_row</text:span></text:p>
      <text:p text:style-name="P23"><text:tab/><text:span text:style-name="T24">current_col</text:span></text:p>
      <text:p text:style-name="P23"><text:tab/><text:span text:style-name="T19">find_next_</text:span>available_<text:span text:style-name="T19">seat</text:span></text:p>
      <text:p text:style-name="P23"><text:tab/>push(student)<text:tab/></text:p>
      <text:p text:style-name="P20">seat</text:p>
      <text:p text:style-name="P18">room,student,row,col</text:p>
      <text:p text:style-name="P18"><text:tab/></text:p>
      <text:p text:style-name="P18"><text:tab/><text:span text:style-name="T19">assign(student)</text:span></text:p>
      <text:p text:style-name="P21">unallocated</text:p>
      <text:p text:style-name="P22">studen</text:p>
      <text:p text:style-name="P16"/>
      <text:p text:style-name="P16"/>
      <text:p text:style-name="P16"><text:soft-page-break/>create a class named “room”. </text:p>
      <text:p text:style-name="P16">Attributes are </text:p>
      <text:p text:style-name="P16"><text:tab/>room_name(string),</text:p>
      <text:p text:style-name="P16"><text:tab/>row_max<text:span text:style-name="T15">(integer)</text:span>,</text:p>
      <text:p text:style-name="P16"><text:tab/>col_max<text:span text:style-name="T15">(integer)</text:span></text:p>
      <text:p text:style-name="P16"><text:tab/>current_row<text:span text:style-name="T14">(permitted values are 1 to row_max)</text:span></text:p>
      <text:p text:style-name="P16"><text:tab/>current_col<text:span text:style-name="T14">(permitted values are “A”,”B”,”C”,”D”,”E”)</text:span></text:p>
      <text:p text:style-name="P16"/>
      <text:p text:style-name="P17">Create a method push(student)</text:p>
      <text:p text:style-name="P17"><text:tab/></text:p>
      <text:p text:style-name="P17">Create a class named seat</text:p>
      <text:p text:style-name="P17"><text:tab/>Attributes - </text:p>
      <text:p text:style-name="P17"><text:tab/><text:tab/>row(integer)</text:p>
      <text:p text:style-name="P17"><text:tab/><text:tab/>col(integer)</text:p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>Requirements</text:h>
      <text:p text:style-name="P1">Create Exam</text:p>
      <text:p text:style-name="P1"><text:tab/><text:span text:style-name="T2">date, session, title, </text:span>slot, <text:span text:style-name="T5">course</text:span></text:p>
      <text:p text:style-name="P13">Prepare rooms</text:p>
      <text:p text:style-name="P13"><text:tab/>Display list of rooms in tabular format</text:p>
      <text:p text:style-name="P13"><text:tab/><text:span text:style-name="T6">Allow user edit and save</text:span></text:p>
      <text:p text:style-name="P15">Enter Time table</text:p>
      <text:p text:style-name="P15"><text:tab/>Branch,Semester,Batch,Date,Session,Course</text:p>
      <text:p text:style-name="P14">Read students list</text:p>
      <text:p text:style-name="P14"><text:tab/>Display students list with <text:span text:style-name="T7">Branch, Semester, </text:span>Roll Number, Name,</text:p>
      <text:p text:style-name="P1">Print Exam Seating Layout</text:p>
      <text:p text:style-name="P1"><text:soft-page-break/></text:p>
      <text:h text:style-name="Heading_20_2" text:outline-level="2"/>
      <text:h text:style-name="Heading_20_2" text:outline-level="2"/>
      <text:h text:style-name="Heading_20_2" text:outline-level="2">Entities</text:h>
      <text:p text:style-name="P2"/>
      <text:p text:style-name="P2"/>
      <text:p text:style-name="P2">student<text:span text:style-name="T1">s</text:span>(roll_number,name,admission_number,batch,branch,<text:span text:style-name="T3">course</text:span><text:span text:style-name="T4">[paper]</text:span>)</text:p>
      <text:p text:style-name="P2">room<text:span text:style-name="T1">s</text:span>(rows,colum<text:span text:style-name="T2">n</text:span>s,buffer[<text:span text:style-name="T4">few additional chairs that can be accommodated</text:span>]) </text:p>
      <text:p text:style-name="P5">exam(date,session,title)</text:p>
      <text:p text:style-name="P5">an_exam(room,row,col,student,course[<text:span text:style-name="T4">paper</text:span>])</text:p>
      <text:p text:style-name="P3">batch(23CSA,20CSB …)</text:p>
      <text:p text:style-name="P3"/>
      <text:p text:style-name="P4"/>
      <text:p text:style-name="P10">class student:</text:p>
      <text:p text:style-name="P7"><text:tab/><text:span text:style-name="T8">def read_student_list:</text:span></text:p>
      <text:p text:style-name="P7"><text:tab/><text:tab/><text:span text:style-name="T8"># load the list of students from </text:span></text:p>
      <text:p text:style-name="P11">1. csv,</text:p>
      <text:p text:style-name="P11">2. xls or</text:p>
      <text:p text:style-name="P11">3. by entering data</text:p>
      <text:p text:style-name="P8"><text:tab/><text:span text:style-name="T9">list_students</text:span></text:p>
      <text:p text:style-name="P9"><text:tab/><text:tab/><text:span text:style-name="T9">#display </text:span></text:p>
      <text:p text:style-name="P12"><text:tab/><text:tab/><text:tab/>roll number, name, class, branch, courses</text:p>
      <text:p text:style-name="P9"><text:tab/><text:tab/><text:tab/><text:span text:style-name="T10">provision to edit details </text:span><text:span text:style-name="T11">and save them</text:span></text:p>
      <text:p text:style-name="P9"><text:tab/><text:tab/><text:tab/><text:span text:style-name="T12">add new record</text:span></text:p>
      <text:p text:style-name="P9"><text:tab/></text:p>
      <text:p text:style-name="P8"><text:tab/><text:tab/></text:p>
      <text:p text:style-name="P7"/>
      <text:p text:style-name="P7">class room:</text:p>
      <text:p text:style-name="P7"/>
      <text:p text:style-name="P6"><text:tab/>room,<text:tab/>row,<text:tab/>col,<text:tab/>student,<text:tab/>course</text:p>
      <text:p text:style-name="P6"><text:tab/><text:span text:style-name="T13">def read_class_rooms</text:span></text:p>
      <text:p text:style-name="P6"><text:tab/><text:tab/><text:span text:style-name="T13">read class rooms from csv, xls</text:span></text:p>
      <text:p text:style-name="P6"><text:tab/><text:span text:style-name="T13">def save_class_room_for_an_exam:</text:span></text:p>
      <text:p text:style-name="P6"><text:tab/><text:tab/><text:span text:style-name="T13">save the read class rooms with the name and date of exam</text:span></text:p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0:18:48.928868037</meta:creation-date>
    <dc:date>2024-04-02T16:18:09.268394119</dc:date>
    <meta:editing-duration>PT5H9M43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3" meta:paragraph-count="76" meta:word-count="185" meta:character-count="1664" meta:non-whitespace-character-count="1484"/>
  </office:meta>
</office:document-meta>
</file>